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5.14cm"/>
    </style:style>
    <style:style style:name="ro1" style:family="table-row">
      <style:table-row-properties style:row-height="1.009cm" fo:break-before="auto" style:use-optimal-row-height="fals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wrap-option="wrap"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fo:border="0.74pt solid #000000" fo:padding-bottom="0.085cm" fo:padding-left="0.136cm" fo:padding-right="0.085cm" fo:padding-top="0.085cm"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ider Numbers" table:style-name="ta1" table:print-ranges="'Rider Numbers'.A1:'Rider Numbers'.B1048576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3" table:number-columns-repeated="16381" table:default-cell-style-name="Default"/>
        <table:table-header-rows>
          <table:table-row table:style-name="ro1">
            <table:table-cell table:style-name="ce1" office:value-type="string" calcext:value-type="string">
              <text:p>Rider No.</text:p>
            </table:table-cell>
            <table:table-cell table:style-name="ce1" office:value-type="string" calcext:value-type="string">
              <text:p>Rider Name</text:p>
            </table:table-cell>
            <table:table-cell table:style-name="ce1" office:value-type="string" calcext:value-type="string">
              <text:p>Alt rider</text:p>
            </table:table-cell>
            <table:table-cell table:number-columns-repeated="16381"/>
          </table:table-row>
        </table:table-header-rows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Emily Musson</text:p>
          </table:table-cell>
          <table:table-cell table:number-columns-repeated="1638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Carol Rogerson</text:p>
          </table:table-cell>
          <table:table-cell table:number-columns-repeated="1638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Rebekah</text:p>
          </table:table-cell>
          <table:table-cell table:number-columns-repeated="1638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ggie McDougall</text:p>
          </table:table-cell>
          <table:table-cell table:number-columns-repeated="1638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Jessica Logan</text:p>
          </table:table-cell>
          <table:table-cell table:number-columns-repeated="1638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Amy Gallows</text:p>
          </table:table-cell>
          <table:table-cell table:number-columns-repeated="1638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Alex Morrison</text:p>
          </table:table-cell>
          <table:table-cell table:number-columns-repeated="1638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Cheryl Speirs</text:p>
          </table:table-cell>
          <table:table-cell table:number-columns-repeated="16382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Rachel Wylie</text:p>
          </table:table-cell>
          <table:table-cell table:number-columns-repeated="16382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Andrew Gordon</text:p>
          </table:table-cell>
          <table:table-cell table:number-columns-repeated="16382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Bella Waugh</text:p>
          </table:table-cell>
          <table:table-cell table:number-columns-repeated="16382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Robert Gordon</text:p>
          </table:table-cell>
          <table:table-cell table:number-columns-repeated="16382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Ariya Johnstone</text:p>
          </table:table-cell>
          <table:table-cell table:number-columns-repeated="16382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Harper Brown</text:p>
          </table:table-cell>
          <table:table-cell table:number-columns-repeated="16382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Aimee Aitchison </text:p>
          </table:table-cell>
          <table:table-cell table:number-columns-repeated="16382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Ivy Mckee</text:p>
          </table:table-cell>
          <table:table-cell table:number-columns-repeated="16382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Ava Nicholson </text:p>
          </table:table-cell>
          <table:table-cell table:number-columns-repeated="16382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Gabriella Crawford </text:p>
          </table:table-cell>
          <table:table-cell table:number-columns-repeated="16382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Izzy Miller-Smith</text:p>
          </table:table-cell>
          <table:table-cell office:value-type="string" calcext:value-type="string">
            <text:p>Declan McLellan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Zara Devlin</text:p>
          </table:table-cell>
          <table:table-cell table:number-columns-repeated="16382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Adrie Morgan </text:p>
          </table:table-cell>
          <table:table-cell table:number-columns-repeated="16382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Mya Mitchell</text:p>
          </table:table-cell>
          <table:table-cell table:number-columns-repeated="16382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Natasha Connor</text:p>
          </table:table-cell>
          <table:table-cell office:value-type="string" calcext:value-type="string">
            <text:p>Paul Jarvis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Rhona Donald</text:p>
          </table:table-cell>
          <table:table-cell table:number-columns-repeated="16382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Anna Lamb</text:p>
          </table:table-cell>
          <table:table-cell table:number-columns-repeated="16382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Debbie Jones</text:p>
          </table:table-cell>
          <table:table-cell table:number-columns-repeated="16382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Elliot Taylor </text:p>
          </table:table-cell>
          <table:table-cell table:number-columns-repeated="16382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Sara Davies</text:p>
          </table:table-cell>
          <table:table-cell table:number-columns-repeated="16382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Hayley Nelson</text:p>
          </table:table-cell>
          <table:table-cell table:number-columns-repeated="16382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Jane Mcculloch</text:p>
          </table:table-cell>
          <table:table-cell office:value-type="string" calcext:value-type="string">
            <text:p>Macey McLeod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James Blane</text:p>
          </table:table-cell>
          <table:table-cell table:number-columns-repeated="16382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Gillian Macdonald</text:p>
          </table:table-cell>
          <table:table-cell table:number-columns-repeated="16382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Emma Byrne</text:p>
          </table:table-cell>
          <table:table-cell table:number-columns-repeated="16382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Gemma Greenaway</text:p>
          </table:table-cell>
          <table:table-cell table:number-columns-repeated="16382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Samantha Cloy</text:p>
          </table:table-cell>
          <table:table-cell table:number-columns-repeated="16382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Rachel Sherry</text:p>
          </table:table-cell>
          <table:table-cell table:number-columns-repeated="16382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Laura Meader</text:p>
          </table:table-cell>
          <table:table-cell table:number-columns-repeated="16382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Daisy Robertson</text:p>
          </table:table-cell>
          <table:table-cell table:number-columns-repeated="16382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Ava Kerr</text:p>
          </table:table-cell>
          <table:table-cell table:number-columns-repeated="16382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Wendy Miller-Smith</text:p>
          </table:table-cell>
          <table:table-cell table:number-columns-repeated="16382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Danielle Scott</text:p>
          </table:table-cell>
          <table:table-cell table:number-columns-repeated="16382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Karen Lyon</text:p>
          </table:table-cell>
          <table:table-cell table:number-columns-repeated="16382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Kathryn Martin</text:p>
          </table:table-cell>
          <table:table-cell table:number-columns-repeated="16382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Carol Ann Weir</text:p>
          </table:table-cell>
          <table:table-cell table:number-columns-repeated="16382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Leah Dalgleish</text:p>
          </table:table-cell>
          <table:table-cell table:number-columns-repeated="16382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Chelsea Hamilton</text:p>
          </table:table-cell>
          <table:table-cell table:number-columns-repeated="16382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Chloe Waugh</text:p>
          </table:table-cell>
          <table:table-cell table:number-columns-repeated="16382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Lynda Campbell </text:p>
          </table:table-cell>
          <table:table-cell table:number-columns-repeated="16382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Anna Kennedy</text:p>
          </table:table-cell>
          <table:table-cell table:number-columns-repeated="16382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Macy Hose</text:p>
          </table:table-cell>
          <table:table-cell table:number-columns-repeated="16382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Ellie Mcarthur </text:p>
          </table:table-cell>
          <table:table-cell table:number-columns-repeated="16382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Niamh White</text:p>
          </table:table-cell>
          <table:table-cell table:number-columns-repeated="16382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Milli Mcclure</text:p>
          </table:table-cell>
          <table:table-cell table:number-columns-repeated="16382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Alison Morran</text:p>
          </table:table-cell>
          <table:table-cell table:number-columns-repeated="16382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Savanna Boyd</text:p>
          </table:table-cell>
          <table:table-cell table:number-columns-repeated="16382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Alison Drummond</text:p>
          </table:table-cell>
          <table:table-cell table:number-columns-repeated="16382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Eva Tritschler</text:p>
          </table:table-cell>
          <table:table-cell table:number-columns-repeated="16382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Carolyn Murdoch </text:p>
          </table:table-cell>
          <table:table-cell table:number-columns-repeated="16382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Kirsten Dyer</text:p>
          </table:table-cell>
          <table:table-cell table:number-columns-repeated="16382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June Bell</text:p>
          </table:table-cell>
          <table:table-cell table:number-columns-repeated="16382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Sarah Stevenson</text:p>
          </table:table-cell>
          <table:table-cell table:number-columns-repeated="16382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Christine Still</text:p>
          </table:table-cell>
          <table:table-cell table:number-columns-repeated="16382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egan Sawyers</text:p>
          </table:table-cell>
          <table:table-cell table:number-columns-repeated="16382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Zahra Taylor</text:p>
          </table:table-cell>
          <table:table-cell table:number-columns-repeated="16382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Brooke Scott</text:p>
          </table:table-cell>
          <table:table-cell table:number-columns-repeated="16382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Dakota Brown</text:p>
          </table:table-cell>
          <table:table-cell table:number-columns-repeated="16382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Marnie McIntyre</text:p>
          </table:table-cell>
          <table:table-cell table:number-columns-repeated="16382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Ellie Duffus</text:p>
          </table:table-cell>
          <table:table-cell table:number-columns-repeated="16382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Leah Jarvis</text:p>
          </table:table-cell>
          <table:table-cell table:number-columns-repeated="16382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4" office:value-type="string" calcext:value-type="string">
            <text:p>Zhirley Boles</text:p>
          </table:table-cell>
          <table:table-cell table:number-columns-repeated="16382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4" office:value-type="string" calcext:value-type="string">
            <text:p>Zhirley Boles</text:p>
          </table:table-cell>
          <table:table-cell table:number-columns-repeated="16382"/>
        </table:table-row>
        <table:table-row table:style-name="ro2" table:number-rows-repeated="2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Rider Numbers'.A1:'Rider Numbers'.C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.499cm" fo:margin-bottom="1.499cm" fo:margin-left="1.499cm" fo:margin-right="1.499cm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21:05:58.147648048</meta:creation-date>
    <dc:date>2025-04-30T17:46:44.161294822</dc:date>
    <meta:editing-duration>PT12H55M3S</meta:editing-duration>
    <meta:editing-cycles>15</meta:editing-cycles>
    <meta:generator>LibreOffice/7.4.7.2$Linux_X86_64 LibreOffice_project/40$Build-2</meta:generator>
    <meta:document-statistic meta:table-count="1" meta:cell-count="148" meta:object-count="0"/>
  </office:meta>
</office:document-meta>
</file>